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ServerStart" style:family="table">
      <style:table-properties style:width="6.6931in" table:align="margins"/>
    </style:style>
    <style:style style:name="ServerStart.A" style:family="table-column">
      <style:table-column-properties style:column-width="3.3465in" style:rel-column-width="32767*"/>
    </style:style>
    <style:style style:name="ServerStart.A1" style:family="table-cell">
      <style:table-cell-properties fo:padding="0.0382in" fo:border-left="0.05pt solid #000000" fo:border-right="none" fo:border-top="0.05pt solid #000000" fo:border-bottom="0.05pt solid #000000"/>
    </style:style>
    <style:style style:name="ServerStart.B1" style:family="table-cell">
      <style:table-cell-properties fo:padding="0.0382in" fo:border="0.05pt solid #000000"/>
    </style:style>
    <style:style style:name="ServerStart.A2" style:family="table-cell">
      <style:table-cell-properties fo:padding="0.0382in" fo:border-left="0.05pt solid #000000" fo:border-right="none" fo:border-top="none" fo:border-bottom="0.05pt solid #000000"/>
    </style:style>
    <style:style style:name="ServerStart.B2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StartGame" style:family="table">
      <style:table-properties style:width="6.6931in" table:align="margins"/>
    </style:style>
    <style:style style:name="CreateStartGame.A" style:family="table-column">
      <style:table-column-properties style:column-width="3.3465in" style:rel-column-width="32767*"/>
    </style:style>
    <style:style style:name="CreateStartGame.A1" style:family="table-cell">
      <style:table-cell-properties fo:padding="0.0382in" fo:border-left="0.05pt solid #000000" fo:border-right="none" fo:border-top="0.05pt solid #000000" fo:border-bottom="0.05pt solid #000000"/>
    </style:style>
    <style:style style:name="CreateStartGame.B1" style:family="table-cell">
      <style:table-cell-properties fo:padding="0.0382in" fo:border="0.05pt solid #000000"/>
    </style:style>
    <style:style style:name="CreateStartGame.A2" style:family="table-cell">
      <style:table-cell-properties fo:padding="0.0382in" fo:border-left="0.05pt solid #000000" fo:border-right="none" fo:border-top="none" fo:border-bottom="0.05pt solid #000000"/>
    </style:style>
    <style:style style:name="CreateStartGame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fo:font-weight="bold" officeooo:rsid="001953e1" officeooo:paragraph-rsid="001953e1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5pt" fo:font-weight="bold" officeooo:rsid="001ac27d" officeooo:paragraph-rsid="001ac27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5pt" fo:font-weight="bold" officeooo:rsid="001c866c" officeooo:paragraph-rsid="001c866c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5pt" fo:font-weight="bold" officeooo:rsid="001ce875" officeooo:paragraph-rsid="001ce875" style:font-size-asian="15pt" style:font-weight-asian="bold" style:font-size-complex="15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officeooo:rsid="001953e1" officeooo:paragraph-rsid="001953e1"/>
    </style:style>
    <style:style style:name="P6" style:family="paragraph" style:parent-style-name="Table_20_Contents">
      <style:text-properties officeooo:rsid="001953e1" officeooo:paragraph-rsid="001953e1"/>
    </style:style>
    <style:style style:name="P7" style:family="paragraph" style:parent-style-name="Table_20_Contents">
      <style:text-properties officeooo:rsid="001ac27d" officeooo:paragraph-rsid="001ac27d"/>
    </style:style>
    <style:style style:name="P8" style:family="paragraph" style:parent-style-name="Table_20_Contents">
      <style:text-properties officeooo:rsid="001c866c" officeooo:paragraph-rsid="001c866c"/>
    </style:style>
    <style:style style:name="P9" style:family="paragraph" style:parent-style-name="Table_20_Contents">
      <style:text-properties officeooo:rsid="001ce875" officeooo:paragraph-rsid="001ce87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3d1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c3d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erverStart" table:style-name="ServerStart">
        <table:table-column table:style-name="ServerStart.A" table:number-columns-repeated="2"/>
        <table:table-row>
          <table:table-cell table:style-name="ServerStart.A1" office:value-type="string">
            <text:p text:style-name="P1">Avvio Server</text:p>
          </table:table-cell>
          <table:table-cell table:style-name="ServerStart.B1" office:value-type="string">
            <text:p text:style-name="P5">Il seguente use case è relazionato con l’attore <text:span text:style-name="T1">Amministratore</text:span> e rappresenta la situazione in cui l’amministratore avvia il server. Questo use case include <text:span text:style-name="T1">Controllo esistenza utente admin</text:span><text:span text:style-name="T3"> e Registrazione server nel RMI. Inoltre, estende </text:span><text:span text:style-name="T1">Richiesta registrazione utente admin</text:span><text:span text:style-name="T3">, quando non esiste un utente admin nel DB; e </text:span><text:span text:style-name="T1">Login con utente admin già presente</text:span><text:span text:style-name="T3">, quando esiste un utente admin nel DB</text:span></text:p>
          </table:table-cell>
        </table:table-row>
        <table:table-row>
          <table:table-cell table:style-name="ServerStart.A2" office:value-type="string">
            <text:p text:style-name="P1">Controllo esistenza utente admin</text:p>
          </table:table-cell>
          <table:table-cell table:style-name="ServerStart.B2" office:value-type="string">
            <text:p text:style-name="P6">Questo use case si occupa di eseguire una query nel DB per controllare se esiste già un utente admin</text:p>
          </table:table-cell>
        </table:table-row>
        <table:table-row>
          <table:table-cell table:style-name="ServerStart.A2" office:value-type="string">
            <text:p text:style-name="P1">Richiesta registrazione utente admin</text:p>
          </table:table-cell>
          <table:table-cell table:style-name="ServerStart.B2" office:value-type="string">
            <text:p text:style-name="P6">Nel caso in cui non esistesse già un utente admin, viene eseguito il flusso che si occupa della registrazione di un nuovo utente admin. Questo use case include <text:span text:style-name="T1">Richiesta username e password utente admin</text:span> e <text:span text:style-name="T1">Inserimento nuovo utente admin nel DB</text:span></text:p>
          </table:table-cell>
        </table:table-row>
        <table:table-row>
          <table:table-cell table:style-name="ServerStart.A2" office:value-type="string">
            <text:p text:style-name="P1">Richiesta username e password utente admin</text:p>
          </table:table-cell>
          <table:table-cell table:style-name="ServerStart.B2" office:value-type="string">
            <text:p text:style-name="P6">Questo use case si occupa di richiedere all’attore Amministratore di inserire username e password dell’utente admin che deve essere creato</text:p>
          </table:table-cell>
        </table:table-row>
        <table:table-row>
          <table:table-cell table:style-name="ServerStart.A2" office:value-type="string">
            <text:p text:style-name="P1">Inserimento nuovo utente admin nel DB</text:p>
          </table:table-cell>
          <table:table-cell table:style-name="ServerStart.B2" office:value-type="string">
            <text:p text:style-name="P6">Questo use case si occupa di inserire nel database il record relativo al nuovo utente admin</text:p>
          </table:table-cell>
        </table:table-row>
        <table:table-row>
          <table:table-cell table:style-name="ServerStart.A2" office:value-type="string">
            <text:p text:style-name="P1">Login con utente admin già presente</text:p>
          </table:table-cell>
          <table:table-cell table:style-name="ServerStart.B2" office:value-type="string">
            <text:p text:style-name="P6">Questo use case viene esteso nel momento in cui esiste già un utente admin nel database. In questo caso viene eseguito il login con l’utente admin presente</text:p>
          </table:table-cell>
        </table:table-row>
        <table:table-row>
          <table:table-cell table:style-name="ServerStart.A2" office:value-type="string">
            <text:p text:style-name="P1">Registrazione server nel RMI</text:p>
          </table:table-cell>
          <table:table-cell table:style-name="ServerStart.B2" office:value-type="string">
            <text:p text:style-name="P6">Dopo aver effettuato l’operazione di login, l’oggetto che rappresenta il server viene inserito nel registro RMI</text:p>
          </table:table-cell>
        </table:table-row>
      </table:table>
      <text:p text:style-name="Standard"/>
      <text:p text:style-name="Standard"/>
      <text:p text:style-name="Standard"/>
      <table:table table:name="CreateStartGame" table:style-name="CreateStartGame">
        <table:table-column table:style-name="CreateStartGame.A" table:number-columns-repeated="2"/>
        <table:table-row>
          <table:table-cell table:style-name="CreateStartGame.A1" office:value-type="string">
            <text:p text:style-name="P2">Richiesta partecipazione a partita</text:p>
          </table:table-cell>
          <table:table-cell table:style-name="CreateStartGame.B1" office:value-type="string">
            <text:p text:style-name="P7">Questo use case è relazionato con il giocatore e rappresenta la situazione in cui un giocatore decide di entrare in una partita. Questo use case estende <text:span text:style-name="T1">Nega partecipazione</text:span> e <text:span text:style-name="T1">Permetti partecipazione</text:span></text:p>
          </table:table-cell>
        </table:table-row>
        <table:table-row>
          <table:table-cell table:style-name="CreateStartGame.A2" office:value-type="string">
            <text:p text:style-name="P2">Nega partecipazione</text:p>
          </table:table-cell>
          <table:table-cell table:style-name="CreateStartGame.B2" office:value-type="string">
            <text:p text:style-name="P7">Questo use case viene esteso nel momento in cui il numero di giocatori nella partita è uguale al numero massimo, e quindi il giocatore che fa richiesta di ingresso nella partita non può entrare</text:p>
          </table:table-cell>
        </table:table-row>
        <table:table-row>
          <table:table-cell table:style-name="CreateStartGame.A2" office:value-type="string">
            <text:p text:style-name="P2">Permetti partecipazione</text:p>
          </table:table-cell>
          <table:table-cell table:style-name="CreateStartGame.B2" office:value-type="string">
            <text:p text:style-name="P7">Questo use case viene esteso nel momento in cui il numero di giocatori è minore del numero massimo di giocatori. Il server andrà ad aggiornare la situazione nel DB a seguito dell’ingresso di un nuovo giocatore. Questo use case estende <text:span text:style-name="T1">Inizio conto alla rovescia</text:span></text:p>
          </table:table-cell>
        </table:table-row>
        <text:soft-page-break/>
        <table:table-row>
          <table:table-cell table:style-name="CreateStartGame.A2" office:value-type="string">
            <text:p text:style-name="P2">Inizio conto alla rovescia</text:p>
          </table:table-cell>
          <table:table-cell table:style-name="CreateStartGame.B2" office:value-type="string">
            <text:p text:style-name="P7">Questo use case viene esteso nel momento in cui, a seguito dell’ingresso di un giocatore nella partita, si raggiunge il numero massimo di giocatori. A seguito di questo evento, <text:span text:style-name="T4">parte un timer di 30 secondi che precede l’inizio della partita. Questo use case estende </text:span><text:span text:style-name="T2">Inizio della partita</text:span></text:p>
          </table:table-cell>
        </table:table-row>
        <table:table-row>
          <table:table-cell table:style-name="CreateStartGame.A2" office:value-type="string">
            <text:p text:style-name="P3">Inizio della partita</text:p>
          </table:table-cell>
          <table:table-cell table:style-name="CreateStartGame.B2" office:value-type="string">
            <text:p text:style-name="P8">Questo use case viene esteso nel momento in cui il timer di 30 secondi finisce e la partita deve iniziare. Questo use case include <text:span text:style-name="T1">Calcolo punteggi giocatori e matrice partita</text:span> e <text:span text:style-name="T1">Conto alla rovescia partita</text:span></text:p>
          </table:table-cell>
        </table:table-row>
        <table:table-row>
          <table:table-cell table:style-name="CreateStartGame.A2" office:value-type="string">
            <text:p text:style-name="P3">Calcolo punteggi giocatori e matrice partita</text:p>
          </table:table-cell>
          <table:table-cell table:style-name="CreateStartGame.B2" office:value-type="string">
            <text:p text:style-name="P8">Questo use case calcola, per ogni giocatore della partita, I punteggi e genera la matrice da mostrare ai giocatori</text:p>
          </table:table-cell>
        </table:table-row>
        <table:table-row>
          <table:table-cell table:style-name="CreateStartGame.A2" office:value-type="string">
            <text:p text:style-name="P3">Conto alla rovescia partita</text:p>
          </table:table-cell>
          <table:table-cell table:style-name="CreateStartGame.B2" office:value-type="string">
            <text:p text:style-name="P8">Questo use case rappresenta il timer di 3 minuti che viene inizializzato non appena la partita inizia. Allo scadere del timer si andranno a calcolare I punteggi parziali e si mostreranno le parole proposte dai giocatori durante la sessione di gioco (questo grazie alla estensione dello use case <text:span text:style-name="T1">Calcola punteggi parziali e mostra all’utente</text:span>)</text:p>
          </table:table-cell>
        </table:table-row>
      </table:table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Operazione monitoraggio</text:p>
          </table:table-cell>
          <table:table-cell table:style-name="Table1.B1" office:value-type="string">
            <text:p text:style-name="P9">Questo use case ha come attori il giocatore e il database. Questo perchè rappresenta le varie operazioni di monitoraggio presenti nella piattaforma (in totale sono 12). Ognuna di queste è una specializzazione di questo use case</text:p>
          </table:table-cell>
        </table:table-row>
        <table:table-row>
          <table:table-cell table:style-name="Table1.A2" office:value-type="string">
            <text:p text:style-name="P4">Operazione con primato punteggio</text:p>
          </table:table-cell>
          <table:table-cell table:style-name="Table1.B2" office:value-type="string">
            <text:p text:style-name="P9">Questo use case è una specializzazione di <text:span text:style-name="T1">Operazione monitoraggio</text:span>. Esegue una query nel DB dove ricerca l’utente che detiene il primato di punteggio raggiunto per sessione e per partita, indicando i rispettivi punteggi, e poi lo mostra al giocatore che ne ha fatto richiest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0:41:23.326390092</meta:creation-date>
    <dc:date>2021-01-21T11:14:18.414647247</dc:date>
    <meta:editing-duration>PT21M52S</meta:editing-duration>
    <meta:editing-cycles>4</meta:editing-cycles>
    <meta:generator>LibreOffice/6.0.7.3$Linux_X86_64 LibreOffice_project/00m0$Build-3</meta:generator>
    <meta:document-statistic meta:table-count="3" meta:image-count="0" meta:object-count="0" meta:page-count="2" meta:paragraph-count="32" meta:word-count="606" meta:character-count="3799" meta:non-whitespace-character-count="3225"/>
  </office:meta>
</office:document-meta>
</file>